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3f2dd" officeooo:paragraph-rsid="00147b1f"/>
    </style:style>
    <style:style style:name="P2" style:family="paragraph" style:parent-style-name="Standard">
      <style:text-properties fo:language="fr" fo:country="FR" officeooo:rsid="0016ceba" officeooo:paragraph-rsid="00147b1f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language="fr" fo:country="FR" officeooo:rsid="0013f2dd" officeooo:paragraph-rsid="00147b1f"/>
    </style:style>
    <style:style style:name="P4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47b1f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5" style:family="paragraph" style:parent-style-name="Standard">
      <style:text-properties fo:language="fr" fo:country="FR" officeooo:rsid="0013f2dd" officeooo:paragraph-rsid="001645a9"/>
    </style:style>
    <style:style style:name="P6" style:family="paragraph" style:parent-style-name="Standard">
      <style:text-properties fo:language="fr" fo:country="FR" officeooo:rsid="0016ceba" officeooo:paragraph-rsid="001645a9"/>
    </style:style>
    <style:style style:name="P7" style:family="paragraph" style:parent-style-name="Standard">
      <style:text-properties fo:font-size="8pt" fo:language="fr" fo:country="FR" officeooo:rsid="0013f2dd" officeooo:paragraph-rsid="001645a9" style:font-size-asian="8pt" style:font-size-complex="8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645a9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language="fr" fo:country="FR" officeooo:rsid="0013f2dd" officeooo:paragraph-rsid="001645a9"/>
    </style:style>
    <style:style style:name="T1" style:family="text">
      <style:text-properties fo:font-variant="normal" fo:text-transform="none" fo:color="#252525" style:font-name="sans-serif" fo:letter-spacing="normal" fo:font-style="italic" fo:font-weight="normal" style:language-asian="fr" style:country-asian="FR" style:font-style-asian="italic" style:font-weight-asian="normal" style:language-complex="ar" style:country-complex="SA" style:font-style-complex="italic"/>
    </style:style>
    <style:style style:name="T2" style:family="text">
      <style:text-properties fo:color="#dddddd" fo:background-color="#ffffff" loext:char-shading-value="0"/>
    </style:style>
    <style:style style:name="T3" style:family="text">
      <style:text-properties officeooo:rsid="00147b1f"/>
    </style:style>
    <style:style style:name="T4" style:family="text">
      <style:text-properties officeooo:rsid="0014a44d"/>
    </style:style>
    <style:style style:name="T5" style:family="text">
      <style:text-properties officeooo:rsid="001645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Q</text:span>uestionnaire <text:span text:style-name="T3">version finale :</text:span></text:p>
      <text:p text:style-name="P6"/>
      <text:p text:style-name="P6">Q<text:span text:style-name="T3">uestions relatives à la compréhension du dialogue.</text:span></text:p>
      <text:p text:style-name="P5"/>
      <text:p text:style-name="P5">1. Interlocuteur A <text:span text:style-name="T3">prend en compte les préférences de l'autre dans le choix du restaurant. </text:span>(other)</text:p>
      <text:p text:style-name="P5"/>
      <text:p text:style-name="P7"><text:span text:style-name="T1">Pas du tout d'accord <text:tab/> Pas <text:s/>d'accord <text:s text:c="9"/>Ni en désaccord ni d'accord<text:tab/> <text:s/>D'accord<text:tab/>Tout à fait d'accord</text:span></text:p>
      <text:p text:style-name="P5"/>
      <text:p text:style-name="P5">2. Interlocuteur B <text:span text:style-name="T4"><text:s/>prend en considération seulement ses préférences dans le choix du restaurant</text:span>. (other)</text:p>
      <text:p text:style-name="P5"/>
      <text:p text:style-name="P7"><text:span text:style-name="T1">Pas du tout d'accord <text:tab/> Pas <text:s/>d'accord <text:s text:c="9"/>Ni en désaccord ni d'accord<text:tab/> <text:s/>D'accord<text:tab/>Tout à fait d'accord</text:span></text:p>
      <text:p text:style-name="P5"/>
      <text:p text:style-name="P5">[3. <text:span text:style-name="T2">Interlocuteur_1 cares about the preferences of Interlocuteur_1 to take a decision.] too similar to</text:span><text:line-break/></text:p>
      <text:p text:style-name="P5">3. Interlocuteur A <text:span text:style-name="T5">est exigent dans le choix du restaurant</text:span>. <text:bookmark-start text:name="__DdeLink__1368_334256028"/>(demanding)<text:bookmark-end text:name="__DdeLink__1368_334256028"/></text:p>
      <text:p text:style-name="P5"/>
      <text:p text:style-name="P7"><text:span text:style-name="T1">Pas du tout d'accord <text:tab/> Pas <text:s/>d'accord <text:s text:c="9"/>Ni en désaccord ni d'accord<text:tab/> <text:s/>D'accord<text:tab/>Tout à fait d'accord</text:span></text:p>
      <text:p text:style-name="P5"/>
      <text:p text:style-name="P5">4. Interlocuteur <text:s/>B <text:span text:style-name="T5">est flexible dans le choix du restaurant</text:span>. (demanding)</text:p>
      <text:p text:style-name="P5"/>
      <text:p text:style-name="P7"><text:span text:style-name="T1">Pas du tout d'accord <text:tab/> Pas <text:s/>d'accord <text:s text:c="9"/>Ni en désaccord ni d'accord<text:tab/> <text:s/>D'accord<text:tab/>Tout à fait d'accord</text:span></text:p>
      <text:p text:style-name="P5"/>
      <text:p text:style-name="P5">5. Interlocuteur A <text:span text:style-name="T5">mène le</text:span> dialogue. <text:s/>(flow)</text:p>
      <text:p text:style-name="P5"/>
      <text:p text:style-name="P7"><text:span text:style-name="T1">Pas du tout d'accord <text:tab/> Pas <text:s/>d'accord <text:s text:c="9"/>Ni en désaccord ni d'accord<text:tab/> <text:s/>D'accord<text:tab/>Tout à fait d'accord</text:span></text:p>
      <text:p text:style-name="P5"/>
      <text:p text:style-name="P5">6. Interlocuteur B <text:s/><text:span text:style-name="T5">est mené par l'autre interlocuteur durant le dialogue. </text:span>(flow)</text:p>
      <text:p text:style-name="P9"/>
      <text:p text:style-name="P8">Pas du tout d'accord <text:tab/> Pas <text:s/>d'accord <text:s text:c="9"/>Ni en désaccord ni d'accord<text:tab/> <text:s/>D'accord<text:tab/>Tout à fait d'acco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1:58:52.713260040</meta:creation-date>
    <dc:date>2016-07-04T12:16:52.210320055</dc:date>
    <meta:editing-duration>PT6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194" meta:character-count="1286" meta:non-whitespace-character-count="1018"/>
  </office:meta>
</office:document-meta>
</file>